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5cm" fo:min-width="5.5cm" style:protect="position size"/>
    </style:style>
    <style:style style:name="gr2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width="0.05cm" svg:stroke-color="#2b2b2b" draw:marker-start="Circle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2b2b2b" draw:marker-start="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25cm" svg:y="0.25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3.2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2.25cm" svg:y="2.25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3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853cm" svg:height="0.962cm" svg:x="0.25cm" svg:y="0.25cm">
          <draw:text-box>
            <text:p>a</text:p>
          </draw:text-box>
        </draw:frame>
        <draw:frame draw:style-name="gr3" draw:text-style-name="P4" draw:layer="layout" svg:width="0.853cm" svg:height="0.962cm" svg:x="0.25cm" svg:y="2.25cm">
          <draw:text-box>
            <text:p>b</text:p>
          </draw:text-box>
        </draw:frame>
        <draw:line draw:style-name="gr4" draw:text-style-name="P5" draw:layer="layout" svg:x1="3.75cm" svg:y1="0.601cm" svg:x2="3.75cm" svg:y2="2.25cm">
          <text:p/>
        </draw:line>
        <draw:path draw:style-name="gr4" draw:text-style-name="P5" draw:layer="layout" svg:width="2.047cm" svg:height="1.646cm" draw:transform="rotate (1.51930911386106) translate (3.597cm 2.765cm)" svg:viewBox="0 0 2048 1647" svg:d="M0 0c126 2149 2123 2046 2046 548">
          <text:p/>
        </draw:path>
        <draw:line draw:style-name="gr5" draw:text-style-name="P5" draw:layer="layout" svg:x1="1cm" svg:y1="0.75cm" svg:x2="2.25cm" svg:y2="0.75cm">
          <text:p/>
        </draw:line>
        <draw:line draw:style-name="gr5" draw:text-style-name="P5" draw:layer="layout" svg:x1="1cm" svg:y1="2.75cm" svg:x2="2.25cm" svg:y2="2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2-18T09:32:02.775485531</dc:date>
    <meta:editing-duration>PT1H18M33S</meta:editing-duration>
    <meta:editing-cycles>23</meta:editing-cycles>
    <meta:generator>LibreOffice/7.0.4.2$Linux_X86_64 LibreOffice_project/00$Build-2</meta:generator>
    <meta:document-statistic meta:object-count="11"/>
  </office:meta>
</office:document-meta>
</file>